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sk_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redecess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プロジェクト現状の確認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書類の確認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標数値の設定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先輩と相談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先方への依頼書案作成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ボスへの確認依頼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先方とのミーティング準備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ミーティング練習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依頼書案送付と打ち合わせ設定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打ち合わせ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依頼書修正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ボスへの確認依頼2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先方への送付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契約書作成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部下へ業務依頼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部下業務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契約書押印依頼書回覧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契約書押印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部下業務内容チェック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部下業務2nd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契約書送付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00/00/00</text:date>, <text:time style:data-style-name="N2" text:time-value="16:43:22.20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8T17:55:32.567000000</meta:creation-date>
    <dc:date>2021-07-24T16:59:08.389000000</dc:date>
    <meta:editing-duration>PT10M31S</meta:editing-duration>
    <meta:editing-cycles>5</meta:editing-cycles>
    <meta:generator>LibreOffice/6.3.3.2$Windows_X86_64 LibreOffice_project/a64200df03143b798afd1ec74a12ab50359878ed</meta:generator>
    <meta:document-statistic meta:table-count="1" meta:cell-count="87" meta:object-count="0"/>
  </office:meta>
</office:document-meta>
</file>